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04030c" officeooo:paragraph-rsid="0004030c"/>
    </style:style>
    <style:style style:name="P2" style:family="paragraph" style:parent-style-name="Standard">
      <style:paragraph-properties fo:text-align="justify" style:justify-single-word="false" fo:break-before="page"/>
      <style:text-properties style:font-name="Times New Roman" officeooo:rsid="0004030c" officeooo:paragraph-rsid="0004030c"/>
    </style:style>
    <style:style style:name="P3" style:family="paragraph" style:parent-style-name="Standard">
      <style:paragraph-properties fo:text-align="justify" style:justify-single-word="false"/>
      <style:text-properties style:font-name="Times New Roman" officeooo:paragraph-rsid="0004030c"/>
    </style:style>
    <style:style style:name="T1" style:family="text">
      <style:text-properties officeooo:rsid="000403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A sigla CSS significa:</text:p>
      <text:p text:style-name="P3"><text:span text:style-name="T1">A) </text:span>Content Style Setup</text:p>
      <text:p text:style-name="P3"><text:span text:style-name="T1">B) </text:span>Content Smart Sheets</text:p>
      <text:p text:style-name="P3"><text:span text:style-name="T1">C) </text:span>Cascading Style Sheets</text:p>
      <text:p text:style-name="P3"><text:span text:style-name="T1">D) </text:span>Cascading Setup Style</text:p>
      <text:p text:style-name="P3"/>
      <text:p text:style-name="P3">2. Ao configurar os estilos com a técnica inline, as propriedades CSS são colocadas em que local?</text:p>
      <text:p text:style-name="P3"><text:span text:style-name="T1">A) </text:span>Dentro da própria tag HTML, em um parâmetro chamado style</text:p>
      <text:p text:style-name="P3"><text:span text:style-name="T1">B) </text:span>Dentro da área &lt;<text:span text:style-name="T1">head&gt; </text:span>do documento HTML, na área delimitada por &lt;<text:span text:style-name="T1">style&gt;</text:span></text:p>
      <text:p text:style-name="P3"><text:span text:style-name="T1">C) </text:span>Em um arquivo separado dentro da própria pasta onde o documento HTML está</text:p>
      <text:p text:style-name="P3"><text:span text:style-name="T1">D) </text:span>Dentro de uma pasta especial chamada /style que fica no diretório atual do site</text:p>
      <text:p text:style-name="P3"/>
      <text:p text:style-name="P3">3. O que aconteceu com configurações como &lt;body bgcolor=“blue”&gt; <text:span text:style-name="T1">e &lt;</text:span>font color=“yellow”&gt; que eram usadas em sites mais antigos?</text:p>
      <text:p text:style-name="P3"><text:span text:style-name="T1">A) </text:span>Continuam funcionando perfeitamente e podem ser usadas normalmente</text:p>
      <text:p text:style-name="P3"><text:span text:style-name="T1">B) </text:span>Continuam funcionando, mas não é nada recomendável pois as CSS são mais atuais</text:p>
      <text:p text:style-name="P3"><text:span text:style-name="T1">C) N</text:span>ão funcionam mais de forma alguma</text:p>
      <text:p text:style-name="P3"><text:span text:style-name="T1">D)</text:span> Ainda são a única opção de mudar cores</text:p>
      <text:p text:style-name="P3"/>
      <text:p text:style-name="P3">4. Qual das opções a seguir é a única que configura corretamente a cor da letra de um título usando CSS inline?</text:p>
      <text:p text:style-name="P3"><text:span text:style-name="T1">A) &lt;</text:span>h1 color=“blue”&gt; <text:span text:style-name="T1">Título &lt;/h1&gt;</text:span></text:p>
      <text:p text:style-name="P3"><text:span text:style-name="T1">B) &lt;</text:span>h1 style=“blue”&gt; <text:span text:style-name="T1">Título &lt;/h1&gt;</text:span></text:p>
      <text:p text:style-name="P3"><text:span text:style-name="T1">C) &lt;</text:span>h1 style=“font-color: blue”&gt; <text:span text:style-name="T1">Título &lt;/h1&gt;</text:span></text:p>
      <text:p text:style-name="P3"><text:span text:style-name="T1">D) &lt;</text:span>h1 style=“color: blue”&gt; <text:span text:style-name="T1">Título &lt;/h1&gt;</text:span></text:p>
      <text:p text:style-name="P3"/>
      <text:p text:style-name="P3">5. Para usar a técnica de estilos internos, a tag &lt;<text:span text:style-name="T1">style&gt; </text:span>deve estar em que local?</text:p>
      <text:p text:style-name="P3"><text:span text:style-name="T1">A) L</text:span>ogo depois da tag HTML que queremos configurar</text:p>
      <text:p text:style-name="P3"><text:span text:style-name="T1">B) D</text:span>entro da área &lt;<text:span text:style-name="T1">head&gt; </text:span>do seu documento HTML</text:p>
      <text:p text:style-name="P3"><text:span text:style-name="T1">C) N</text:span>o final do arquivo, logo depois do &lt;/<text:span text:style-name="T1">body&gt;</text:span></text:p>
      <text:p text:style-name="P3"><text:span text:style-name="T1">D) E</text:span>m qualquer lugar do arquivo HTML</text:p>
      <text:p text:style-name="P3"/>
      <text:p text:style-name="P3">6. Em um mesmo documento HTML, utilizamos as técnicas de CSS interno e CSS inline para mudar a cor de um elemento e acabamos usando duas cores diferentes. Quais configurações vão prevalecer na versão final do site?</text:p>
      <text:p text:style-name="P3"><text:span text:style-name="T1">A) A</text:span>s configurações duplicadas feitas nas CSS inline vão prevalecer</text:p>
      <text:p text:style-name="P3"><text:span text:style-name="T1">B) A</text:span>s configurações duplicadas feitas nas CSS internas vão prevalecer</text:p>
      <text:p text:style-name="P3"><text:span text:style-name="T1">C) A</text:span>s duas configurações vão prevalecer e o texto será exibido duplicado com cores diferentes</text:p>
      <text:p text:style-name="P3"><text:span text:style-name="T1">D) O</text:span> seu navegador vai decidir qual cor utilizar. Não existe uma regra para esses casos.</text:p>
      <text:p text:style-name="P3"/>
      <text:p text:style-name="P3">7. Para utilizar estilos CSS externos, devemos usar a tag _____ no documento HTML para fazer o carregamento:</text:p>
      <text:p text:style-name="P1">A) &lt;style&gt;</text:p>
      <text:p text:style-name="P1">B) &lt;css&gt;</text:p>
      <text:p text:style-name="P1">C) &lt;external&gt;</text:p>
      <text:p text:style-name="P1">D) &lt;link&gt;</text:p>
      <text:p text:style-name="P1"/>
      <text:p text:style-name="P1"/>
      <text:p text:style-name="P2">8. A tag de carga de estilos externos deve estar localizada em que local do documento HTML?</text:p>
      <text:p text:style-name="P1">A) Deve ser a primeira linha do arquivo HTML</text:p>
      <text:p text:style-name="P1">B) Deve estar dentro da área &lt;body&gt; do documento</text:p>
      <text:p text:style-name="P1">C) Deve estar dentro da área &lt;head&gt; do documento</text:p>
      <text:p text:style-name="P1">D) Pode estar em qualquer lugar, desde que esteja dentro do documento HTML</text:p>
      <text:p text:style-name="P1"/>
      <text:p text:style-name="P1">9. Para que os arquivos externos em CSS tenham compatibilidade com caracteres acentuados, devemos adicionar a regra:</text:p>
      <text:p text:style-name="P1">A) @UTF-8;</text:p>
      <text:p text:style-name="P1">B) @charset “UTF-8”;</text:p>
      <text:p text:style-name="P1">C) @charset “PT-BR”;</text:p>
      <text:p text:style-name="P1">D) @PT-BR;</text:p>
      <text:p text:style-name="P1"/>
      <text:p text:style-name="P1">10. No fim das contas, vamos dar preferência à técnica de _____ sempre que for possível e vamos tentar evitar a técnica de _____ em nossos sites. A opção que apresenta os termos que completam as lacunas na ordem correta é:</text:p>
      <text:p text:style-name="P1">A) CSS externo / CSS interno</text:p>
      <text:p text:style-name="P1">B) CSS inline / CSS interno</text:p>
      <text:p text:style-name="P1">C) CSS externo / CSS inline</text:p>
      <text:p text:style-name="P1">D) CSS interno / CSS extern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17:05:16.069000000</meta:creation-date>
    <dc:date>2023-05-31T17:19:58.367000000</dc:date>
    <meta:editing-duration>PT14M42S</meta:editing-duration>
    <meta:editing-cycles>1</meta:editing-cycles>
    <meta:document-statistic meta:table-count="0" meta:image-count="0" meta:object-count="0" meta:page-count="2" meta:paragraph-count="50" meta:word-count="506" meta:character-count="2876" meta:non-whitespace-character-count="2420"/>
    <meta:generator>LibreOffice/7.4.6.2$Windows_X86_64 LibreOffice_project/5b1f5509c2decdade7fda905e3e1429a67acd63d</meta:generator>
  </office:meta>
</office:document-meta>
</file>